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color="#ff00cc" fo:font-size="20pt" style:font-size-asian="20pt" style:font-size-complex="20pt"/>
    </style:style>
    <style:style style:name="T2" style:family="text">
      <style:text-properties fo:color="#ff6600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cc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143cm" svg:x="14.265cm" svg:y="7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185cm" svg:x="8.296cm" svg:y="7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5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185cm" svg:x="8.296cm" svg:y="5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3.3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185cm" svg:x="8.296cm" svg:y="3.4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1.4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07cm" svg:height="1.185cm" svg:x="2.4cm" svg:y="1.4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057cm" svg:height="0.962cm" svg:x="2.577cm" svg:y="1.531cm">
          <draw:text-box>
            <text:p>function <text:s/>pattern</text:p>
          </draw:text-box>
        </draw:frame>
        <draw:frame draw:style-name="gr4" draw:layer="layout" svg:width="3.465cm" svg:height="0.962cm" svg:x="8.677cm" svg:y="3.477cm">
          <draw:text-box>
            <text:p>predicate2</text:p>
          </draw:text-box>
        </draw:frame>
        <draw:frame draw:style-name="gr4" draw:layer="layout" svg:width="3.465cm" svg:height="0.962cm" svg:x="8.677cm" svg:y="5.563cm">
          <draw:text-box>
            <text:p>predicate3</text:p>
          </draw:text-box>
        </draw:frame>
        <draw:frame draw:style-name="gr4" draw:layer="layout" svg:width="3.22cm" svg:height="0.962cm" svg:x="8.677cm" svg:y="7.541cm">
          <draw:text-box>
            <text:p>otherwise</text:p>
          </draw:text-box>
        </draw:frame>
        <draw:frame draw:style-name="gr4" draw:layer="layout" svg:width="2.585cm" svg:height="0.962cm" svg:x="14.646cm" svg:y="1.499cm">
          <draw:text-box>
            <text:p>body_1</text:p>
          </draw:text-box>
        </draw:frame>
        <draw:frame draw:style-name="gr4" draw:layer="layout" svg:width="2.585cm" svg:height="0.962cm" svg:x="14.834cm" svg:y="3.404cm">
          <draw:text-box>
            <text:p>body_2</text:p>
          </draw:text-box>
        </draw:frame>
        <draw:frame draw:style-name="gr4" draw:layer="layout" svg:width="2.585cm" svg:height="0.962cm" svg:x="14.9cm" svg:y="5.436cm">
          <draw:text-box>
            <text:p>body_3</text:p>
          </draw:text-box>
        </draw:frame>
        <draw:frame draw:style-name="gr4" draw:layer="layout" svg:width="2.585cm" svg:height="0.962cm" svg:x="14.9cm" svg:y="7.341cm">
          <draw:text-box>
            <text:p>body_4</text:p>
          </draw:text-box>
        </draw:frame>
        <draw:custom-shape draw:style-name="gr3" draw:text-style-name="P1" draw:layer="layout" svg:width="4.572cm" svg:height="1.185cm" svg:x="8.296cm" svg:y="1.44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465cm" svg:height="0.962cm" svg:x="8.738cm" svg:y="1.572cm">
          <draw:text-box>
            <text:p>predicate1</text:p>
          </draw:text-box>
        </draw:frame>
        <draw:frame draw:style-name="gr4" draw:text-style-name="P2" draw:layer="layout" svg:width="9.358cm" svg:height="2.612cm" svg:x="6.842cm" svg:y="10.538cm">
          <draw:text-box>
            <text:p text:style-name="P2"><text:span text:style-name="T1">function <text:s/></text:span><text:span text:style-name="T2">x</text:span><text:span text:style-name="T1"> <text:s text:c="2"/></text:span><text:span text:style-name="T3"><text:s/>| </text:span><text:span text:style-name="T2">x</text:span><text:span text:style-name="T3"> &lt; 0 </text:span><text:span text:style-name="T3"><text:tab/></text:span><text:span text:style-name="T3"><text:tab/></text:span><text:span text:style-name="T3">= -1</text:span></text:p>
            <text:p text:style-name="P2"><text:span text:style-name="T3"><text:tab/></text:span><text:span text:style-name="T3"><text:tab/></text:span><text:span text:style-name="T3"><text:tab/></text:span><text:span text:style-name="T3"> </text:span><text:span text:style-name="T3">| </text:span><text:span text:style-name="T4">x</text:span><text:span text:style-name="T3"> &gt; 0 </text:span><text:span text:style-name="T3"><text:tab/></text:span><text:span text:style-name="T3"><text:tab/></text:span><text:span text:style-name="T3">= 1</text:span></text:p>
            <text:p text:style-name="P2"><text:span text:style-name="T3"><text:tab/></text:span><text:span text:style-name="T3"><text:tab/></text:span><text:span text:style-name="T3"><text:tab/></text:span><text:span text:style-name="T3"> </text:span><text:span text:style-name="T3">| </text:span><text:span text:style-name="T4">otherwise</text:span><text:span text:style-name="T3">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00:12:16.421102000</meta:creation-date>
    <dc:date>2015-01-25T20:22:10.614212000</dc:date>
    <meta:editing-duration>PT19H58M47S</meta:editing-duration>
    <meta:editing-cycles>4</meta:editing-cycles>
    <meta:generator>LibreOffice/4.2.5.2$MacOSX_X86_64 LibreOffice_project/61cb170a04bb1f12e77c884eab9192be736ec5f5</meta:generator>
    <meta:document-statistic meta:object-count="19"/>
  </office:meta>
</office:document-meta>
</file>